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list-style-name="L10"/>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9">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AIT: Did you check here? Important links for Assignment 3 ( updated March 26 )</text:h>
      <text:h text:style-name="Heading_20_3" text:outline-level="3">Michael Vigoda</text:h>
      <text:p text:style-name="Text_20_body">Teaching Staff<text:a xlink:type="simple" xlink:href="https://www.coursera.org/learn/python-data-analysis/discussions/weeks/3" text:style-name="Internet_20_link" text:visited-style-name="Visited_20_Internet_20_Link">Week 3</text:a> · <text:a xlink:type="simple" xlink:href="https://www.coursera.org/learn/python-data-analysis/discussions/weeks/3/threads/N3_w1SrHEeiS6xLjGmu-Mg" office:target-frame-name="_blank" xlink:show="new" text:style-name="Internet_20_link" text:visited-style-name="Visited_20_Internet_20_Link">9 months ago</text:a> · Edited</text:p>
      <text:p text:style-name="Text_20_body"><text:span text:style-name="Strong_20_Emphasis">This thread is for reference purposes ONLY.</text:span></text:p>
      <text:p text:style-name="Text_20_body"><text:span text:style-name="Strong_20_Emphasis">IF YOU HAVE SUGGESTIONS FOR LINKS TO EXISTING THREADS, you may reply here.</text:span></text:p>
      <text:p text:style-name="Text_20_body"><text:span text:style-name="Strong_20_Emphasis">The link will be considered for addition to the list - and then your reply will be deleted, only to keep the Forums easily searchable.</text:span></text:p>
      <text:p text:style-name="Text_20_body"><text:span text:style-name="Strong_20_Emphasis">You are encouraged to use the search function to find other threads for this assignment. This list is not meant to be comprehensive, although we will work towards adding new links to it, so CHECK HERE FIRST.</text:span></text:p>
      <text:p text:style-name="Text_20_body"><text:span text:style-name="Strong_20_Emphasis">Thanks for your help in organizing this week's Discussion Forum!</text:span></text:p>
      <text:p text:style-name="Text_20_body"><text:span text:style-name="Strong_20_Emphasis">----------------------- General Questions/Issues ----------------------------------------</text:span></text:p>
      <text:list xml:id="list2652703020" text:style-name="L1">
        <text:list-item>
          <text:p text:style-name="P12"><text:a xlink:type="simple" xlink:href="https://www.coursera.org/learn/python-data-analysis/resources/0dhYG" office:target-frame-name="_blank" xlink:show="new" text:style-name="Internet_20_link" text:visited-style-name="Visited_20_Internet_20_Link">Jupyter Notebook FAQ</text:a></text:p>
        </text:list-item>
        <text:list-item>
          <text:p text:style-name="P12"><text:a xlink:type="simple" xlink:href="https://www.coursera.org/learn/python-data-analysis/discussions/forums/2PqFH7QcEeeYBA47k-OCuA/threads/ra19sbPaEeeEagonu2xPWg" office:target-frame-name="_blank" xlink:show="new" text:style-name="Internet_20_link" text:visited-style-name="Visited_20_Internet_20_Link">How to use the discussion forums</text:a> - <text:span text:style-name="Strong_20_Emphasis">good advice</text:span></text:p>
        </text:list-item>
        <text:list-item>
          <text:p text:style-name="P12"><text:a xlink:type="simple" xlink:href="https://stackoverflow.com/" office:target-frame-name="_blank" xlink:show="new" text:style-name="Internet_20_link" text:visited-style-name="Visited_20_Internet_20_Link">Stack Overflow</text:a> is a great resource. If you have a question, the answer is in SO, although sometimes it can take some time to find it. Join SO, ask questions on it - that is why it is there. There are some very smart people out there.</text:p>
        </text:list-item>
        <text:list-item>
          <text:p text:style-name="P12"><text:a xlink:type="simple" xlink:href="https://chrisalbon.com/" office:target-frame-name="_blank" xlink:show="new" text:style-name="Internet_20_link" text:visited-style-name="Visited_20_Internet_20_Link">Chris Albon</text:a> (particularly Data Wrangling section) While the main page may be intimidating, I have found that googling “chris albon + …” has been extremely helpful. Chris provides sample data frames that you can both play around with - and use to post code when showing your fellow students the issue that you are having.</text:p>
        </text:list-item>
        <text:list-item>
          <text:p text:style-name="P12">Great site that helped me learn <text:a xlink:type="simple" xlink:href="https://www.dataquest.io/blog/jupyter-notebook-tips-tricks-shortcuts/" office:target-frame-name="_blank" xlink:show="new" text:style-name="Internet_20_link" text:visited-style-name="Visited_20_Internet_20_Link">useful shortcuts for jupyter notebooks</text:a></text:p>
        </text:list-item>
        <text:list-item>
          <text:p text:style-name="P12"><text:a xlink:type="simple" xlink:href="http://www.datacarpentry.org/python-ecology-lesson/" office:target-frame-name="_blank" xlink:show="new" text:style-name="Internet_20_link" text:visited-style-name="Visited_20_Internet_20_Link">Python for Ecologists</text:a> (Yes, I know it seems odd, but nice clear explanations.)</text:p>
        </text:list-item>
        <text:list-item>
          <text:p text:style-name="P12"><text:a xlink:type="simple" xlink:href="http://www.learnpython.org/" office:target-frame-name="_blank" xlink:show="new" text:style-name="Internet_20_link" text:visited-style-name="Visited_20_Internet_20_Link">Learn Python</text:a></text:p>
        </text:list-item>
        <text:list-item>
          <text:p text:style-name="P12"><text:a xlink:type="simple" xlink:href="https://www.analyticsvidhya.com/blog/2016/01/12-pandas-techniques-python-data-manipulation/" office:target-frame-name="_blank" xlink:show="new" text:style-name="Internet_20_link" text:visited-style-name="Visited_20_Internet_20_Link">12 Useful Pandas Techniques in Python for Data Manipulation</text:a></text:p>
        </text:list-item>
        <text:list-item>
          <text:p text:style-name="P12"><text:a xlink:type="simple" xlink:href="http://dataconomy.com/2015/03/14-best-python-pandas-features/" office:target-frame-name="_blank" xlink:show="new" text:style-name="Internet_20_link" text:visited-style-name="Visited_20_Internet_20_Link">14 Best Python Pandas Features</text:a></text:p>
        </text:list-item>
        <text:list-item>
          <text:p text:style-name="P2"><text:a xlink:type="simple" xlink:href="https://www.analyticsvidhya.com/blog/2017/03/read-commonly-used-formats-using-python/" office:target-frame-name="_blank" xlink:show="new" text:style-name="Internet_20_link" text:visited-style-name="Visited_20_Internet_20_Link">How to read most commonly used file formats in Data Science (using Python)?</text:a></text:p>
        </text:list-item>
      </text:list>
      <text:p text:style-name="Text_20_body"><text:span text:style-name="Strong_20_Emphasis">----------------------- Issues with the GRADER ----------------------------------------</text:span></text:p>
      <text:list xml:id="list812377508" text:style-name="L2">
        <text:list-item>
          <text:p text:style-name="P13"><text:a xlink:type="simple" xlink:href="https://www.coursera.org/learn/python-data-analysis/discussions/weeks/3/threads/6XQnTbohEeeKkQq9z8609g" office:target-frame-name="_blank" xlink:show="new" text:style-name="Internet_20_link" text:visited-style-name="Visited_20_Internet_20_Link">Grader is failing. Always returns 0/100 with correct answers - GOOD SUGGESTIONS TO RESOLVING</text:a></text:p>
        </text:list-item>
        <text:list-item>
          <text:p text:style-name="P13"><text:a xlink:type="simple" xlink:href="https://www.coursera.org/learn/python-data-analysis/discussions/weeks/3/threads/rMXb5rPAEeeTrQ4xT9wtNA" office:target-frame-name="_blank" xlink:show="new" text:style-name="Internet_20_link" text:visited-style-name="Visited_20_Internet_20_Link">Grader output &lt;IPython.core.display.HTML object&gt; or blank "" output after the standard message</text:a></text:p>
        </text:list-item>
        <text:list-item>
          <text:p text:style-name="P13"><text:a xlink:type="simple" xlink:href="https://www.coursera.org/learn/python-data-analysis/discussions/weeks/3/threads/6XQnTbohEeeKkQq9z8609g/replies/-NWimr7zEeeJcQoBajdpaA" office:target-frame-name="_blank" xlink:show="new" text:style-name="Internet_20_link" text:visited-style-name="Visited_20_Internet_20_Link">Good place to look when having a grading problem</text:a></text:p>
        </text:list-item>
        <text:list-item>
          <text:p text:style-name="P3"><text:a xlink:type="simple" xlink:href="https://www.coursera.org/learn/python-data-analysis/discussions/weeks/3/threads/xogZbrMWEee0mQrUfDuicA" office:target-frame-name="_blank" xlink:show="new" text:style-name="Internet_20_link" text:visited-style-name="Visited_20_Internet_20_Link">Essentials to Completing Assignment 3</text:a> - <text:span text:style-name="Strong_20_Emphasis">VERY USEFUL THREAD</text:span></text:p>
        </text:list-item>
      </text:list>
      <text:p text:style-name="Text_20_body"><text:span text:style-name="Strong_20_Emphasis">Question 1:</text:span></text:p>
      <text:list xml:id="list504637767" text:style-name="L3">
        <text:list-item>
          <text:p text:style-name="P14"><text:soft-page-break/><text:a xlink:type="simple" xlink:href="https://www.coursera.org/learn/python-data-analysis/discussions/weeks/3/threads/LMWTR8PXEeep0woe8dX8gA" office:target-frame-name="_blank" xlink:show="new" text:style-name="Internet_20_link" text:visited-style-name="Visited_20_Internet_20_Link">Question 1 Shape Issue</text:a></text:p>
        </text:list-item>
        <text:list-item>
          <text:p text:style-name="P14"><text:a xlink:type="simple" xlink:href="https://www.coursera.org/learn/python-data-analysis/discussions/weeks/3/threads/ubkZJBd4EeiyWwofhDcEXg" office:target-frame-name="_blank" xlink:show="new" text:style-name="Internet_20_link" text:visited-style-name="Visited_20_Internet_20_Link">Q1: Trying to replace the mentioned countries (Republic of Korea etc) with the new list - Andre makes a GOOD point</text:a></text:p>
        </text:list-item>
        <text:list-item>
          <text:p text:style-name="P4"><text:a xlink:type="simple" xlink:href="https://www.coursera.org/learn/python-data-analysis/discussions/weeks/3/threads/WohMsLlVEeejyhLXWUfOQg" office:target-frame-name="_blank" xlink:show="new" text:style-name="Internet_20_link" text:visited-style-name="Visited_20_Internet_20_Link">[Where to find the data files]How to import excel file using URL? question 1</text:a></text:p>
        </text:list-item>
      </text:list>
      <text:p text:style-name="Text_20_body"><text:span text:style-name="Strong_20_Emphasis">Question 4:</text:span></text:p>
      <text:list xml:id="list87691073" text:style-name="L4">
        <text:list-item>
          <text:p text:style-name="P5"><text:a xlink:type="simple" xlink:href="https://www.coursera.org/learn/python-data-analysis/discussions/weeks/3/threads/r0ka4bVZEeez7xIEHso5pg" office:target-frame-name="_blank" xlink:show="new" text:style-name="Internet_20_link" text:visited-style-name="Visited_20_Internet_20_Link">Answer 4 Clarification</text:a></text:p>
        </text:list-item>
      </text:list>
      <text:p text:style-name="Text_20_body"><text:span text:style-name="Strong_20_Emphasis">Question 5:</text:span></text:p>
      <text:list xml:id="list3877069658" text:style-name="L5">
        <text:list-item>
          <text:p text:style-name="P6"><text:a xlink:type="simple" xlink:href="https://www.coursera.org/learn/python-data-analysis/discussions/weeks/3/threads/YVQeWrNpEeez7xIEHso5pg" office:target-frame-name="_blank" xlink:show="new" text:style-name="Internet_20_link" text:visited-style-name="Visited_20_Internet_20_Link">Answer_5</text:a></text:p>
        </text:list-item>
      </text:list>
      <text:p text:style-name="Text_20_body"><text:span text:style-name="Strong_20_Emphasis">Question 10:</text:span></text:p>
      <text:list xml:id="list2667666718" text:style-name="L6">
        <text:list-item>
          <text:p text:style-name="P7"><text:a xlink:type="simple" xlink:href="https://www.coursera.org/learn/python-data-analysis/discussions/weeks/3/threads/RCFhiLQkEee5Ew6CaivGLg" office:target-frame-name="_blank" xlink:show="new" text:style-name="Internet_20_link" text:visited-style-name="Visited_20_Internet_20_Link">Confused on what is being asked for in answer_ten</text:a></text:p>
        </text:list-item>
      </text:list>
      <text:p text:style-name="Text_20_body"><text:span text:style-name="Strong_20_Emphasis">Question 11:</text:span></text:p>
      <text:list xml:id="list1951154558" text:style-name="L7">
        <text:list-item>
          <text:p text:style-name="P8"><text:a xlink:type="simple" xlink:href="https://www.coursera.org/learn/python-data-analysis/discussions/weeks/3/threads/pUu5GbPCEeefpw51rAEiYg" office:target-frame-name="_blank" xlink:show="new" text:style-name="Internet_20_link" text:visited-style-name="Visited_20_Internet_20_Link">Question 11-shape (5, 4) not the same (5, 3)</text:a></text:p>
        </text:list-item>
      </text:list>
      <text:p text:style-name="Text_20_body"><text:span text:style-name="Strong_20_Emphasis">Question 12:</text:span></text:p>
      <text:list xml:id="list2919165083" text:style-name="L8">
        <text:list-item>
          <text:p text:style-name="P9"><text:a xlink:type="simple" xlink:href="https://www.coursera.org/learn/python-data-analysis/discussions/weeks/3/threads/omM_7L_3EeezMQ4NzSCjvA" office:target-frame-name="_blank" xlink:show="new" text:style-name="Internet_20_link" text:visited-style-name="Visited_20_Internet_20_Link">Understanding and debugging Question 12</text:a></text:p>
        </text:list-item>
      </text:list>
      <text:p text:style-name="Text_20_body">6 UpvotesReplyFollow this discussion</text:p>
      <text:list xml:id="list719048929" text:style-name="L9">
        <text:list-item>
          <text:p text:style-name="P15"><text:a xlink:type="simple" xlink:href="https://www.coursera.org/learn/python-data-analysis/discussions/weeks/3/threads/N3_w1SrHEeiS6xLjGmu-Mg?sort=createdAtAsc&amp;page=1" text:style-name="Internet_20_link" text:visited-style-name="Visited_20_Internet_20_Link">Earliest</text:a></text:p>
        </text:list-item>
        <text:list-item>
          <text:p text:style-name="P15"><text:a xlink:type="simple" xlink:href="https://www.coursera.org/learn/python-data-analysis/discussions/weeks/3/threads/N3_w1SrHEeiS6xLjGmu-Mg?sort=upvotesDesc&amp;page=1" text:style-name="Internet_20_link" text:visited-style-name="Visited_20_Internet_20_Link">Top</text:a></text:p>
        </text:list-item>
        <text:list-item>
          <text:p text:style-name="P10"><text:a xlink:type="simple" xlink:href="https://www.coursera.org/learn/python-data-analysis/discussions/weeks/3/threads/N3_w1SrHEeiS6xLjGmu-Mg?sort=createdAtDesc&amp;page=1" text:style-name="Internet_20_link" text:visited-style-name="Visited_20_Internet_20_Link">Most Recent</text:a></text:p>
        </text:list-item>
      </text:list>
      <text:list xml:id="list3288029053" text:style-name="L10">
        <text:list-item>
          <text:list>
            <text:list-item>
              <text:list>
                <text:list-item>
                  <text:h text:style-name="P1" text:outline-level="3"><text:bookmark text:name="4464698~RZ1S0B0MEeacvQ6cODzg5Q~nK8ZdrgtEeistwoVRjxR6g-post-legend"/>'s Post</text:h>
                  <text:p text:style-name="P11"> · <text:a xlink:type="simple" xlink:href="https://www.coursera.org/learn/python-data-analysis/discussions/weeks/3/threads/N3_w1SrHEeiS6xLjGmu-Mg/replies/nK8ZdrgtEeistwoVRjxR6g" office:target-frame-name="_blank" xlink:show="new" text:style-name="Internet_20_link" text:visited-style-name="Visited_20_Internet_20_Link">3 months ago</text:a></text:p>
                </text:list-item>
              </text:list>
            </text:list-item>
          </text:list>
          <text:p text:style-name="P11">Download the courses to learn offline is much more efficient i think.</text:p>
          <text:p text:style-name="P11"><text:a xlink:type="simple" xlink:href="https://github.com/bcbcbcbcbcl/working-coursera-download-with-selenium" office:target-frame-name="_blank" xlink:show="new" text:style-name="Internet_20_link" text:visited-style-name="Visited_20_Internet_20_Link">https://github.com/bcbcbcbcbcl/working-coursera-download-with-selenium</text:a></text:p>
          <text:p text:style-name="P11"/>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9:32:22.940040718</meta:creation-date>
    <dc:date>2018-12-10T19:33:48.343033310</dc:date>
    <meta:editing-duration>PT1M25S</meta:editing-duration>
    <meta:editing-cycles>1</meta:editing-cycles>
    <meta:generator>LibreOffice/6.1.3.2$MacOSX_X86_64 LibreOffice_project/86daf60bf00efa86ad547e59e09d6bb77c699acb</meta:generator>
    <meta:document-statistic meta:table-count="0" meta:image-count="0" meta:object-count="0" meta:page-count="2" meta:paragraph-count="46" meta:word-count="470" meta:character-count="2782" meta:non-whitespace-character-count="2383"/>
  </office:meta>
</office:document-meta>
</file>